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af" officeooo:paragraph-rsid="00077baf"/>
    </style:style>
    <style:style style:name="P2" style:family="paragraph" style:parent-style-name="Standard">
      <style:text-properties officeooo:rsid="00077baf" officeooo:paragraph-rsid="0018afdc"/>
    </style:style>
    <style:style style:name="P3" style:family="paragraph" style:parent-style-name="Standard">
      <style:text-properties officeooo:rsid="00077baf" officeooo:paragraph-rsid="002d5033"/>
    </style:style>
    <style:style style:name="P4" style:family="paragraph" style:parent-style-name="Standard">
      <style:text-properties officeooo:paragraph-rsid="00077baf"/>
    </style:style>
    <style:style style:name="P5" style:family="paragraph" style:parent-style-name="Standard">
      <style:text-properties officeooo:paragraph-rsid="0011d72c"/>
    </style:style>
    <style:style style:name="P6" style:family="paragraph" style:parent-style-name="Standard">
      <style:text-properties officeooo:rsid="001a9bd6" officeooo:paragraph-rsid="001a9bd6"/>
    </style:style>
    <style:style style:name="P7" style:family="paragraph" style:parent-style-name="Standard">
      <style:text-properties officeooo:rsid="001c1a47" officeooo:paragraph-rsid="001c1a47"/>
    </style:style>
    <style:style style:name="P8" style:family="paragraph" style:parent-style-name="Standard">
      <style:text-properties officeooo:rsid="001dac8e" officeooo:paragraph-rsid="001dac8e"/>
    </style:style>
    <style:style style:name="P9" style:family="paragraph" style:parent-style-name="Standard">
      <style:text-properties officeooo:paragraph-rsid="002275ae"/>
    </style:style>
    <style:style style:name="P10" style:family="paragraph" style:parent-style-name="Standard">
      <style:text-properties officeooo:paragraph-rsid="0023770f"/>
    </style:style>
    <style:style style:name="P11" style:family="paragraph" style:parent-style-name="Standard">
      <style:text-properties officeooo:paragraph-rsid="002391dc"/>
    </style:style>
    <style:style style:name="P12" style:family="paragraph" style:parent-style-name="Standard">
      <style:text-properties officeooo:paragraph-rsid="002d5033"/>
    </style:style>
    <style:style style:name="P13" style:family="paragraph" style:parent-style-name="Standard">
      <style:text-properties officeooo:rsid="002d5033" officeooo:paragraph-rsid="002d5033"/>
    </style:style>
    <style:style style:name="P1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d5033" officeooo:paragraph-rsid="002d5033"/>
    </style:style>
    <style:style style:name="P15" style:family="paragraph" style:parent-style-name="Preformatted_20_Text">
      <style:text-properties officeooo:paragraph-rsid="002275ae"/>
    </style:style>
    <style:style style:name="P16" style:family="paragraph" style:parent-style-name="Preformatted_20_Text">
      <style:text-properties officeooo:paragraph-rsid="0023770f"/>
    </style:style>
    <style:style style:name="P17" style:family="paragraph" style:parent-style-name="Preformatted_20_Text">
      <style:text-properties officeooo:paragraph-rsid="002391dc"/>
    </style:style>
    <style:style style:name="P18" style:family="paragraph" style:parent-style-name="Text_20_body">
      <style:text-properties officeooo:paragraph-rsid="00270cef"/>
    </style:style>
    <style:style style:name="P1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d5033"/>
    </style:style>
    <style:style style:name="P2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e343b"/>
    </style:style>
    <style:style style:name="P2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f02f4" officeooo:paragraph-rsid="002f02f4"/>
    </style:style>
    <style:style style:name="T1" style:family="text">
      <style:text-properties officeooo:rsid="000863c9"/>
    </style:style>
    <style:style style:name="T2" style:family="text">
      <style:text-properties officeooo:rsid="00077baf"/>
    </style:style>
    <style:style style:name="T3" style:family="text">
      <style:text-properties officeooo:rsid="000b94ba"/>
    </style:style>
    <style:style style:name="T4" style:family="text">
      <style:text-properties officeooo:rsid="000dffb7"/>
    </style:style>
    <style:style style:name="T5" style:family="text">
      <style:text-properties style:text-line-through-style="solid" style:text-line-through-type="single" officeooo:rsid="0011d72c"/>
    </style:style>
    <style:style style:name="T6" style:family="text">
      <style:text-properties style:text-line-through-style="none" style:text-line-through-type="none" officeooo:rsid="0011d72c"/>
    </style:style>
    <style:style style:name="T7" style:family="text">
      <style:text-properties style:text-line-through-style="none" style:text-line-through-type="none" officeooo:rsid="0021210c"/>
    </style:style>
    <style:style style:name="T8" style:family="text">
      <style:text-properties style:text-line-through-style="none" style:text-line-through-type="none" officeooo:rsid="002275ae"/>
    </style:style>
    <style:style style:name="T9" style:family="text">
      <style:text-properties style:text-line-through-style="none" style:text-line-through-type="none" officeooo:rsid="002302f0"/>
    </style:style>
    <style:style style:name="T10" style:family="text">
      <style:text-properties style:text-line-through-style="none" style:text-line-through-type="none" officeooo:rsid="002325af"/>
    </style:style>
    <style:style style:name="T11" style:family="text">
      <style:text-properties style:text-line-through-style="none" style:text-line-through-type="none" officeooo:rsid="0023770f"/>
    </style:style>
    <style:style style:name="T12" style:family="text">
      <style:text-properties style:text-line-through-style="none" style:text-line-through-type="none" officeooo:rsid="002391dc"/>
    </style:style>
    <style:style style:name="T13" style:family="text">
      <style:text-properties style:text-line-through-style="none" style:text-line-through-type="none" officeooo:rsid="00270cef"/>
    </style:style>
    <style:style style:name="T14" style:family="text">
      <style:text-properties officeooo:rsid="00145378"/>
    </style:style>
    <style:style style:name="T15" style:family="text">
      <style:text-properties officeooo:rsid="0018afdc"/>
    </style:style>
    <style:style style:name="T16" style:family="text">
      <style:text-properties officeooo:rsid="00199bdb"/>
    </style:style>
    <style:style style:name="T17" style:family="text">
      <style:text-properties officeooo:rsid="001c0150"/>
    </style:style>
    <style:style style:name="T18" style:family="text">
      <style:text-properties officeooo:rsid="002d5033"/>
    </style:style>
    <style:style style:name="T19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030303" style:font-name="Roboto" fo:font-size="10.5pt" fo:letter-spacing="normal" fo:font-style="normal" fo:font-weight="normal" officeooo:rsid="002d5033"/>
    </style:style>
    <style:style style:name="T21" style:family="text">
      <style:text-properties officeooo:rsid="002f02f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mands n links</text:p>
      <text:p text:style-name="P3"><text:a xlink:type="simple" xlink:href="https://www.youtube.com/watch?v=GrI5c9PXS5k" text:style-name="Internet_20_link" text:visited-style-name="Visited_20_Internet_20_Link">https://www.youtube.com/watch?v=GrI5c9PXS5k</text:a></text:p>
      <text:p text:style-name="P12"><text:span text:style-name="T18">1.</text:span><text:span text:style-name="T19">sudo apt update; sudo apt upgrade</text:span></text:p>
      <text:p text:style-name="P12"><text:span text:style-name="T20">2.</text:span><text:span text:style-name="T19">sudo apt install vlc gimp gparted synaptic</text:span></text:p>
      <text:p text:style-name="P14">3.sudo apt install preload</text:p>
      <text:p text:style-name="P14">4.Improve Laptop Battery: sudo apt install tlp tlp-rdw</text:p>
      <text:p text:style-name="P14">5.Change DNS: 8.8.8.8,8.8.4.4</text:p>
      <text:p text:style-name="P14">6.sudo apt install synaptic:</text:p>
      <text:p text:style-name="P14">7.sudo apt install bleachbit</text:p>
      <text:p text:style-name="P19"><text:span text:style-name="T21">8.</text:span>kill any process</text:p>
      <text:p text:style-name="P20">sudo kill &lt;process-id&gt;</text:p>
      <text:p text:style-name="P20">after that configure package</text:p>
      <text:p text:style-name="P20">sudo dpkg –configure -a</text:p>
      <text:p text:style-name="P21">9.install deconf-editor</text:p>
      <text:p text:style-name="P21">-sudo apt-get update -y</text:p>
      <text:p text:style-name="P21">-sudo apt-get install -y dconf-editor</text:p>
      <text:p text:style-name="P21"/>
      <text:p text:style-name="P1"><text:a xlink:type="simple" xlink:href="https://www.youtube.com/watch?v=w7lu5sOM9LU&amp;t=324s" text:style-name="Internet_20_link" text:visited-style-name="Visited_20_Internet_20_Link">https://www.youtube.com/watch?v=w7lu5sOM9LU&amp;t=324s</text:a></text:p>
      <text:p text:style-name="P8">(install flutter in ubuntu 20.04)</text:p>
      <text:p text:style-name="P1">- Sudo apt install ./google.deb</text:p>
      <text:p text:style-name="P2"><text:a xlink:type="simple" xlink:href="mailto:-shakti@shakti-Inspiron-15-3567" text:style-name="Internet_20_link" text:visited-style-name="Visited_20_Internet_20_Link"><text:span text:style-name="T15">-s</text:span></text:a><text:a xlink:type="simple" xlink:href="mailto:-shakti@shakti-Inspiron-15-3567" text:style-name="Internet_20_link" text:visited-style-name="Visited_20_Internet_20_Link">hakti@shakti-Inspiron-15-3567</text:a>:~/flutter/flutter/bin <text:span text:style-name="T16">$ pwd (to know path of flutter)</text:span></text:p>
      <text:p text:style-name="P6">also install vim editor</text:p>
      <text:p text:style-name="P1">-shakti@shakti-Inspiron-15-3567:~/flutter/flutter/bin$ vim ~/bashrc <text:span text:style-name="T15">(set flutter path)</text:span></text:p>
      <text:p text:style-name="P1"><text:span text:style-name="T15">1. </text:span><text:span text:style-name="T17">ctrl+end – to reach end of file. 2 . press i to insert.3. shift +insert to paste it</text:span></text:p>
      <text:p text:style-name="P7">write at the last</text:p>
      <text:p text:style-name="P7">export PATH="$PATH:home/shakti/flutter/flutter/bin"</text:p>
      <text:p text:style-name="P7">i – to insert , wq – write quite, exit</text:p>
      <text:p text:style-name="P1">-sudo snap install android-studio –clasic</text:p>
      <text:p text:style-name="P1">- which curl <text:span text:style-name="T1">(dependency for flutter if not installed then install it)</text:span></text:p>
      <text:p text:style-name="P1">-shakti@shakti-Inspiron-15-3567:~$ sudo apt install curl</text:p>
      <text:p text:style-name="P4"><text:span text:style-name="T2">-</text:span>sudo snap install intellij-idea-community –classic</text:p>
      <text:p text:style-name="P4">-<text:span text:style-name="Source_20_Text">rm -rf </text:span><text:span text:style-name="Source_20_Text"><text:span text:style-name="T3">folder_name (delete non empty folder)</text:span></text:span></text:p>
      <text:p text:style-name="P4"><text:span text:style-name="Source_20_Text">-apt-cache search </text:span><text:span text:style-name="Source_20_Text"><text:span text:style-name="T4">package_name</text:span></text:span></text:p>
      <text:p text:style-name="P4"><text:span text:style-name="Source_20_Text">- </text:span><text:span text:style-name="Source_20_Text"><text:span text:style-name="T14">sudo apt get install package_name(install)</text:span></text:span></text:p>
      <text:p text:style-name="P5"><text:span text:style-name="Source_20_Text"><text:span text:style-name="T5">- </text:span></text:span><text:span text:style-name="Source_20_Text"><text:span text:style-name="T6"><text:s/>sudo apt-get remove package_name(Uninstall)</text:span></text:span></text:p>
      <text:p text:style-name="P5"><text:span text:style-name="Source_20_Text"><text:span text:style-name="T6">- ~/Downloads/tsetup.2.7.4/Telegram$ sudo ./Telegram </text:span></text:span><text:span text:style-name="Source_20_Text"><text:span text:style-name="T7">(install .tar.xz file ,first extract n go to that directory)</text:span></text:span></text:p>
      <text:p text:style-name="P9"><text:span text:style-name="Source_20_Text"><text:span text:style-name="T8">1. If flutter is not detecting android studio n u installed flutter via </text:span></text:span><text:span text:style-name="Source_20_Text"><text:span text:style-name="T9">snap </text:span></text:span><text:span text:style-name="Source_20_Text"><text:span text:style-name="T10">in </text:span></text:span><text:span text:style-name="Source_20_Text"><text:span text:style-name="T8">ubntu</text:span></text:span></text:p>
      <text:p text:style-name="P15"><text:span text:style-name="Source_20_Text"><text:span text:style-name="T8">flutter config --android-studio-dir="/snap/android-studio/current/android-studio"</text:span></text:span></text:p>
      <text:p text:style-name="P10"><text:span text:style-name="Source_20_Text"><text:span text:style-name="T11">for windows 10</text:span></text:span></text:p>
      <text:p text:style-name="P16"><text:span text:style-name="Source_20_Text"><text:span text:style-name="T11">flutter config --android-studio-dir= "C:\Program Files\Android\Android Studio"</text:span></text:span></text:p>
      <text:p text:style-name="P11"><text:span text:style-name="Source_20_Text"><text:span text:style-name="T12">2.install telegram desktop</text:span></text:span></text:p>
      <text:p text:style-name="P17"><text:bookmark text:name="snap-install"/><text:span text:style-name="Source_20_Text"><text:span text:style-name="T12">sudo snap install telegram-desktop</text:span></text:span></text:p>
      <text:p text:style-name="P18"><text:span text:style-name="Source_20_Text"><text:span text:style-name="T13">3</text:span></text:span><text:span text:style-name="Source_20_Text"><text:span text:style-name="T12">.create an empty file:</text:span></text:span><text:span text:style-name="Source_20_Text">touch myfile.txt</text:span></text:p>
      <text:p text:style-name="P11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monospace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5:54:27.881033443</meta:creation-date>
    <dc:date>2021-06-02T13:51:17.463576090</dc:date>
    <meta:editing-duration>PT54M3S</meta:editing-duration>
    <meta:editing-cycles>25</meta:editing-cycles>
    <meta:generator>LibreOffice/6.4.7.2$Linux_X86_64 LibreOffice_project/40$Build-2</meta:generator>
    <meta:document-statistic meta:table-count="0" meta:image-count="0" meta:object-count="0" meta:page-count="1" meta:paragraph-count="42" meta:word-count="230" meta:character-count="1830" meta:non-whitespace-character-count="1640"/>
  </office:meta>
</office:document-meta>
</file>